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3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 style:data-style-name="N122">
      <style:table-cell-properties fo:background-color="#000000"/>
    </style:style>
  </office:automatic-styles>
  <office:body>
    <office:spreadsheet>
      <table:calculation-settings table:automatic-find-labels="false"/>
      <table:table table:name="Node.j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OTAL</text:p>
          </table:table-cell>
          <table:table-cell table:style-name="ce2" table:formula="of:=ROUND(SUM([.B2:.B1048576])/60;1) &amp; &quot; tuntia&quot;" office:value-type="string" office:string-value="8.4 tuntia" calcext:value-type="string">
            <text:p>8.4 tuntia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 calcext:value-type="string">
            <text:p>8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Kurssisivun läpikäynti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um-järjestelyt ja projektin suunnittelu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s rungon läpikäynti ja dokumentaation luku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2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Jatkoin Expressin dokumentaation lukemista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vitin javascript juttuja, luokkia, konstruktoreita ja module.exportsin käyttöä.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in etusivusta prototyypin mock databasella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utin projektin käyttämään pugia jaden sijasta, samalla tutustuin vähän enemmän npm:ään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3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Harjoittelin pugin ja expressin käyttöä luomalla uuden sivun jolla on html-form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ensin mongoosen ja luin sen käytöstä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ikallinen mongodb toimimaan, mongoosen async toiminnallisuus aiheutti päänvaivaa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kin mongoosen validointia ja sain lisäyssivun toimimaan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äyssivun kuvan lataaminen toimii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4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Asensin avan ja mockgoosen ja harjoittelin testaamista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in pari testiä ja säädin travisin ajamaan ne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in projektin herokuun mongodbllä, tiedostojen uploadaaminen näyttäisi olevan ongelma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ää herokusäätöä, automaattinen deploy master branchista kun travis menee läpi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8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Muutin ruoan hakulogiikan satunnaiseksi ensimmäisen hakemisen sijaan. Tätä varten luin Mongoosen Query Helpereistä.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Lisäsin mongoose-skeeman ravintolalle ja muokkasin annoksen skeemaa niin että niiden välillä on yhteys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</table:table>
      <table:table table:name="React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OTAL</text:p>
          </table:table-cell>
          <table:table-cell table:style-name="ce2" table:formula="of:=ROUND(SUM([.B2:.B1048576])/60;1) &amp; &quot; tuntia&quot;" office:value-type="string" office:string-value="9.7 tuntia" calcext:value-type="string">
            <text:p>9.7 tuntia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 calcext:value-type="string">
            <text:p>8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Kurssisivun läpikäynti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um-järjestelyt ja projektin suunnittelu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8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Luin React-ohjeita ja suunnittelin käyttöliittymää</text:p>
          </table:table-cell>
          <table:table-cell office:value-type="float" office:value="180" calcext:value-type="float">
            <text:p>1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Yritin selvittää miten reactin saisi toimimaan expressin kanssa</text:p>
          </table:table-cell>
          <table:table-cell office:value-type="float" office:value="120" calcext:value-type="float">
            <text:p>1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Jatkoin express-react selvitystä ja löysin vihdoin express-react-views packagen. Ongelma oli lähinnä etten ollut varma mitä etsin, olisi suoraan pitänyt kysyä telegramissa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oitin react-käyttöliittymän tekemistä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Tein reactilla lisäyslomakkeet annokselle ja ravintolalle</text:p>
          </table:table-cell>
          <table:table-cell office:value-type="float" office:value="120" calcext:value-type="float">
            <text:p>120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04:23:37.3285522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5:16:44.856180481</meta:creation-date>
    <meta:generator>LibreOffice/5.2.7.2$Linux_X86_64 LibreOffice_project/20m0$Build-2</meta:generator>
    <dc:date>2017-05-22T04:24:55.690652026</dc:date>
    <meta:editing-duration>PT7H19M4S</meta:editing-duration>
    <meta:editing-cycles>52</meta:editing-cycles>
    <meta:document-statistic meta:table-count="2" meta:cell-count="76" meta:object-count="0"/>
  </office:meta>
</office:document-meta>
</file>